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Verdana1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9b7d6" officeooo:paragraph-rsid="0019b7d6"/>
    </style:style>
    <style:style style:name="P2" style:family="paragraph" style:parent-style-name="Standard">
      <style:text-properties style:font-name="Verdana" officeooo:rsid="001a4153" officeooo:paragraph-rsid="001a4153"/>
    </style:style>
    <style:style style:name="P3" style:family="paragraph" style:parent-style-name="Standard">
      <style:text-properties style:font-name="Verdana" officeooo:rsid="001bbb40" officeooo:paragraph-rsid="001bbb40"/>
    </style:style>
    <style:style style:name="P4" style:family="paragraph" style:parent-style-name="Standard">
      <style:text-properties style:font-name="Verdana" fo:font-weight="bold" officeooo:rsid="001cf3a1" officeooo:paragraph-rsid="001cf3a1" style:font-weight-asian="bold" style:font-weight-complex="bold"/>
    </style:style>
    <style:style style:name="P5" style:family="paragraph" style:parent-style-name="Standard">
      <style:text-properties style:font-name="Verdana" fo:font-weight="bold" officeooo:rsid="001bbb40" officeooo:paragraph-rsid="001bbb40" style:font-weight-asian="bold" style:font-weight-complex="bold"/>
    </style:style>
    <style:style style:name="P6" style:family="paragraph" style:parent-style-name="Standard">
      <style:text-properties style:font-name="Verdana" fo:font-weight="bold" officeooo:rsid="002af33c" officeooo:paragraph-rsid="00238944" style:font-weight-asian="bold" style:font-weight-complex="bold"/>
    </style:style>
    <style:style style:name="P7" style:family="paragraph" style:parent-style-name="Standard">
      <style:text-properties style:font-name="Verdana" fo:font-weight="bold" officeooo:rsid="002af1d9" officeooo:paragraph-rsid="00238944" style:font-weight-asian="bold" style:font-weight-complex="bold"/>
    </style:style>
    <style:style style:name="P8" style:family="paragraph" style:parent-style-name="Standard">
      <style:text-properties style:font-name="Verdana" fo:font-size="11pt" officeooo:rsid="001bbb40" officeooo:paragraph-rsid="001bbb40" style:font-size-asian="11pt" style:font-size-complex="11pt"/>
    </style:style>
    <style:style style:name="P9" style:family="paragraph" style:parent-style-name="Standard">
      <style:text-properties style:font-name="Verdana" fo:font-size="11pt" fo:font-weight="bold" officeooo:rsid="001e9c2b" officeooo:paragraph-rsid="001e9c2b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Verdana" officeooo:rsid="002af1d9" officeooo:paragraph-rsid="00238944"/>
    </style:style>
    <style:style style:name="P11" style:family="paragraph" style:parent-style-name="Standard">
      <style:text-properties fo:color="#ffffff" style:font-name="Verdana" fo:font-weight="bold" officeooo:rsid="0019b7d6" officeooo:paragraph-rsid="0019b7d6" fo:background-color="#000000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38944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238944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8" style:family="paragraph" style:parent-style-name="Standard">
      <style:paragraph-properties fo:break-before="page"/>
      <style:text-properties style:font-name="Verdana" officeooo:rsid="001a4153" officeooo:paragraph-rsid="001a4153"/>
    </style:style>
    <style:style style:name="P19" style:family="paragraph" style:parent-style-name="Standard">
      <style:paragraph-properties fo:break-before="page"/>
      <style:text-properties style:font-name="Verdana" fo:font-weight="bold" officeooo:rsid="001cf3a1" officeooo:paragraph-rsid="001cf3a1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Verdana" fo:font-weight="bold" officeooo:rsid="001cf3a1" officeooo:paragraph-rsid="001e22a5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Verdana" fo:font-weight="bold" officeooo:rsid="002af33c" officeooo:paragraph-rsid="00238944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Verdana" fo:font-weight="bold" officeooo:rsid="002af1d9" officeooo:paragraph-rsid="00238944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238944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background-color="#e8f2fe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238944" style:font-size-asian="10pt"/>
    </style:style>
    <style:style style:name="P30" style:family="paragraph" style:parent-style-name="Standard">
      <style:paragraph-properties fo:break-before="page"/>
      <style:text-properties style:use-window-font-color="true" style:font-name="Verdana1" fo:font-size="11pt" fo:font-weight="bold" officeooo:rsid="002af1d9" officeooo:paragraph-rsid="00238944" fo:background-color="transparent" style:font-name-asian="Verdana1" style:font-weight-asian="bold" style:font-name-complex="Verdana1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color="#ffffff" style:font-name="Verdana1" fo:font-size="11pt" fo:font-weight="bold" officeooo:rsid="00281988" officeooo:paragraph-rsid="00238944" fo:background-color="#000000" style:font-name-asian="Verdana1" style:font-weight-asian="bold" style:font-name-complex="Verdana1" style:font-weight-complex="bold"/>
    </style:style>
    <style:style style:name="P32" style:family="paragraph" style:parent-style-name="Standard">
      <style:paragraph-properties fo:break-before="page"/>
      <style:text-properties fo:color="#000000" style:font-name="Verdana" fo:font-size="11pt" fo:font-weight="bold" officeooo:rsid="001e9c2b" officeooo:paragraph-rsid="001e9c2b" style:font-size-asian="11pt" style:font-weight-asian="bold" style:font-size-complex="11pt" style:font-weight-complex="bold"/>
    </style:style>
    <style:style style:name="P33" style:family="paragraph" style:parent-style-name="Standard">
      <style:text-properties style:use-window-font-color="true" style:font-name="Verdana1" fo:font-size="11pt" fo:font-weight="normal" officeooo:rsid="00281988" officeooo:paragraph-rsid="00238944" fo:background-color="transparent" style:font-name-asian="Verdana1" style:font-name-complex="Verdana1"/>
    </style:style>
    <style:style style:name="P34" style:family="paragraph" style:parent-style-name="Standard">
      <style:text-properties style:use-window-font-color="true" style:font-name="Verdana1" fo:font-size="11pt" fo:font-weight="normal" officeooo:rsid="0029def6" officeooo:paragraph-rsid="00238944" fo:background-color="transparent" style:font-name-asian="Verdana1" style:font-name-complex="Verdana1"/>
    </style:style>
    <style:style style:name="P35" style:family="paragraph" style:parent-style-name="Standard">
      <style:text-properties style:use-window-font-color="true" style:font-name="Verdana1" fo:font-size="11pt" fo:font-weight="normal" officeooo:rsid="002af1d9" officeooo:paragraph-rsid="00238944" fo:background-color="transparent" style:font-name-asian="Verdana1" style:font-name-complex="Verdana1"/>
    </style:style>
    <style:style style:name="P36" style:family="paragraph" style:parent-style-name="Standard">
      <style:text-properties style:use-window-font-color="true" style:font-name="Verdana1" fo:font-size="11pt" fo:font-weight="normal" officeooo:rsid="002af1d9" officeooo:paragraph-rsid="00238944" fo:background-color="transparent" style:font-name-asian="Verdana1" style:font-weight-asian="normal" style:font-name-complex="Verdana1" style:font-weight-complex="normal"/>
    </style:style>
    <style:style style:name="P37" style:family="paragraph" style:parent-style-name="Standard">
      <style:text-properties style:use-window-font-color="true" style:font-name="Verdana1" fo:font-size="11pt" fo:font-weight="normal" officeooo:rsid="002af33c" officeooo:paragraph-rsid="00238944" fo:background-color="transparent" style:font-name-asian="Verdana1" style:font-weight-asian="normal" style:font-name-complex="Verdana1" style:font-weight-complex="normal"/>
    </style:style>
    <style:style style:name="P38" style:family="paragraph" style:parent-style-name="Standard">
      <style:text-properties style:use-window-font-color="true" style:font-name="Verdana1" fo:font-size="11pt" fo:font-weight="bold" officeooo:rsid="002af1d9" officeooo:paragraph-rsid="00238944" fo:background-color="transparent" style:font-name-asian="Verdana1" style:font-weight-asian="bold" style:font-name-complex="Verdana1" style:font-weight-complex="bold"/>
    </style:style>
    <style:style style:name="P39" style:family="paragraph" style:parent-style-name="Standard">
      <style:text-properties fo:color="#000000" style:font-name="Verdana" fo:font-size="11pt" fo:font-weight="bold" officeooo:rsid="001e9c2b" officeooo:paragraph-rsid="001e9c2b" style:font-size-asian="11pt" style:font-weight-asian="bold" style:font-size-complex="11pt" style:font-weight-complex="bold"/>
    </style:style>
    <style:style style:name="P40" style:family="paragraph" style:parent-style-name="Standard">
      <style:text-properties fo:color="#000000" style:font-name="Consolas" fo:font-size="10pt" fo:font-weight="bold" officeooo:rsid="001e9c2b" officeooo:paragraph-rsid="001e9c2b" style:font-size-asian="10pt" style:font-weight-asian="bold" style:font-size-complex="11pt" style:font-weight-complex="bold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style:font-size-asian="10pt"/>
    </style:style>
    <style:style style:name="T3" style:family="text">
      <style:text-properties fo:color="#7f0055" style:font-name="Consolas1" fo:font-size="10pt" fo:font-weight="bold" fo:background-color="transparent" loext:char-shading-value="0" style:font-name-asian="Verdana1" style:font-size-asian="10pt" style:font-weight-asian="bold" style:font-name-complex="Verdana1"/>
    </style:style>
    <style:style style:name="T4" style:family="text">
      <style:text-properties fo:color="#7f0055" style:font-name="Consolas1" fo:font-size="10pt" fo:background-color="transparent" loext:char-shading-value="0" style:font-name-asian="Verdana1" style:font-size-asian="10pt" style:font-name-complex="Verdana1" style:font-weight-complex="normal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fo:background-color="#e8f2fe" loext:char-shading-value="0" style:font-size-asian="10pt"/>
    </style:style>
    <style:style style:name="T7" style:family="text">
      <style:text-properties fo:color="#000000" style:font-name="Consolas" fo:font-size="10pt" fo:background-color="#d4d4d4" loext:char-shading-value="0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fo:font-style="italic" style:text-underline-style="none" style:font-size-asian="10pt" style:font-style-asian="italic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Consolas" fo:font-size="10pt" style:text-underline-style="none" style:font-size-asian="10pt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6a3e3e" style:font-name="Consolas" fo:font-size="10pt" style:text-underline-style="none" style:font-size-asian="10pt"/>
    </style:style>
    <style:style style:name="T14" style:family="text">
      <style:text-properties fo:color="#3f7f5f" style:font-name="Consolas" fo:font-size="10pt" style:font-size-asian="10pt"/>
    </style:style>
    <style:style style:name="T15" style:family="text">
      <style:text-properties fo:color="#3f7f5f" style:font-name="Consolas" fo:font-size="10pt" fo:background-color="#e8f2fe" loext:char-shading-value="0" style:font-size-asian="10pt"/>
    </style:style>
    <style:style style:name="T16" style:family="text">
      <style:text-properties fo:color="#3f7f5f" style:font-name="Consolas" fo:font-size="10pt" style:text-underline-style="none" style:font-size-asian="10pt"/>
    </style:style>
    <style:style style:name="T17" style:family="text">
      <style:text-properties fo:color="#646464" style:font-name="Consolas" fo:font-size="10pt" style:font-size-asian="10pt"/>
    </style:style>
    <style:style style:name="T18" style:family="text">
      <style:text-properties fo:color="#2a00ff" style:font-name="Consolas" fo:font-size="10pt" style:font-size-asian="10pt"/>
    </style:style>
    <style:style style:name="T1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Consolas" fo:font-size="10pt" style:font-size-asian="10pt"/>
    </style:style>
    <style:style style:name="T21" style:family="text">
      <style:text-properties fo:color="#0000c0" style:font-name="Consolas" fo:font-size="10pt" fo:background-color="#f0d8a8" loext:char-shading-value="0" style:font-size-asian="10pt"/>
    </style:style>
    <style:style style:name="T22" style:family="text">
      <style:text-properties fo:color="#0000c0" style:font-name="Consolas" fo:font-size="10pt" fo:background-color="#d4d4d4" loext:char-shading-value="0" style:font-size-asian="10pt"/>
    </style:style>
    <style:style style:name="T23" style:family="text">
      <style:text-properties officeooo:rsid="001e22a5"/>
    </style:style>
    <style:style style:name="T24" style:family="text">
      <style:text-properties style:use-window-font-color="true" style:font-name="Verdana1" fo:font-size="11pt" fo:font-weight="normal" fo:background-color="transparent" loext:char-shading-value="0" style:font-name-asian="Verdana1" style:font-weight-asian="normal" style:font-name-complex="Verdana1" style:font-weight-complex="normal"/>
    </style:style>
    <style:style style:name="T25" style:family="text">
      <style:text-properties style:use-window-font-color="true" style:font-name="Verdana1" fo:font-size="11pt" fo:background-color="transparent" loext:char-shading-value="0" style:font-name-asian="Verdana1" style:font-name-complex="Verdana1"/>
    </style:style>
    <style:style style:name="T26" style:family="text">
      <style:text-properties fo:color="#7f9fbf" style:font-name="Consolas" fo:font-size="10pt" fo:font-weight="bold" style:font-size-asian="10pt" style:font-weight-asian="bold"/>
    </style:style>
    <style:style style:name="T27" style:family="text">
      <style:text-properties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/>CODE JAVA FX </text:p>
      <text:p text:style-name="P1"/>
      <text:p text:style-name="P2">Premiers pas graphiques, création d’un rectangle, d’un cercle, d’un label dans un root.</text:p>
      <text:p text:style-name="P2"/>
      <text:p text:style-name="P4"><text:bookmark text:name="Première app graphique"/>Première app graphique :</text:p>
      <text:p text:style-name="P2"/>
      <text:p text:style-name="P2"><text:span text:style-name="T1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Label;</text:span></text:p>
      <text:p text:style-name="P12"><text:span text:style-name="T1">import</text:span><text:span text:style-name="T5"> javafx.scene.layout.Pane;</text:span></text:p>
      <text:p text:style-name="P12"><text:span text:style-name="T1">import</text:span><text:span text:style-name="T5"> javafx.scene.paint.Color;</text:span></text:p>
      <text:p text:style-name="P12"><text:span text:style-name="T1">import</text:span><text:span text:style-name="T5"> javafx.scene.shape.Circle;</text:span></text:p>
      <text:p text:style-name="P12"><text:span text:style-name="T1">import</text:span><text:span text:style-name="T5"> javafx.scene.shape.Rectangle;</text:span></text:p>
      <text:p text:style-name="P12"><text:span text:style-name="T1">import</text:span><text:span text:style-name="T5"> javafx.scene.text.Font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eAppliGraphique </text:span><text:span text:style-name="T1">extends</text:span><text:span text:style-name="T5"> Application</text:span></text:p>
      <text:p text:style-name="P23">{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 {</text:span></text:p>
      <text:p text:style-name="P12"><text:span text:style-name="T5"><text:tab/><text:tab/></text:span><text:span text:style-name="T14">// analyse le tableau de strings contenu dans cette classe là</text:span>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 </text:span></text:p>
      <text:p text:style-name="P14"/>
      <text:p text:style-name="P23"><text:tab/>}</text:p>
      <text:p text:style-name="P23"><text:tab/></text:p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2"><text:span text:style-name="T5"><text:tab/><text:tab/></text:span><text:span text:style-name="T14">// cette méthode doit être implémentée, car extends application implique <text:tab/><text:tab/>implémentation.</text:span></text:p>
      <text:p text:style-name="P23"><text:tab/><text:tab/></text:p>
      <text:p text:style-name="P12"><text:span text:style-name="T5"><text:tab/><text:tab/></text:span><text:span text:style-name="T14">// instanciation d'un premier panneau (pane)</text:span></text:p>
      <text:p text:style-name="P12"><text:span text:style-name="T5"><text:tab/><text:tab/>Pane </text:span><text:span text:style-name="T12">root</text:span><text:span text:style-name="T5"> = </text:span><text:span text:style-name="T1">new</text:span><text:span text:style-name="T5"> Pane();</text:span></text:p>
      <text:p text:style-name="P23"><text:tab/><text:tab/></text:p>
      <text:p text:style-name="P12"><text:span text:style-name="T5"><text:tab/><text:tab/></text:span><text:span text:style-name="T14">// application d'un style exactement comme le CSS</text:span></text:p>
      <text:p text:style-name="P12"><text:span text:style-name="T5"><text:tab/><text:tab/></text:span><text:span text:style-name="T12">root</text:span><text:span text:style-name="T5">.setStyle(</text:span><text:span text:style-name="T18">"-fx-background-color: RGB(100,120,10)"</text:span><text:span text:style-name="T5">);</text:span></text:p>
      <text:p text:style-name="P23"><text:tab/><text:tab/></text:p>
      <text:p text:style-name="P12"><text:span text:style-name="T5"><text:tab/><text:tab/></text:span><text:span text:style-name="T14">// instanciation d'un cercle</text:span></text:p>
      <text:p text:style-name="P12"><text:span text:style-name="T5"><text:tab/><text:tab/>Circle </text:span><text:span text:style-name="T12">cercle</text:span><text:span text:style-name="T5"> = </text:span><text:span text:style-name="T1">new</text:span><text:span text:style-name="T5"> Circle(75);</text:span></text:p>
      <text:p text:style-name="P12"><text:span text:style-name="T5"><text:tab/><text:tab/></text:span><text:span text:style-name="T12">cercle</text:span><text:span text:style-name="T5">.relocate(50,10);</text:span></text:p>
      <text:p text:style-name="P12"><text:span text:style-name="T5"><text:tab/><text:tab/></text:span><text:span text:style-name="T12">cercle</text:span><text:span text:style-name="T5">.setFill(Color.</text:span><text:span text:style-name="T19">YELLOW</text:span><text:span text:style-name="T5">);</text:span></text:p>
      <text:p text:style-name="P23"><text:tab/><text:tab/></text:p>
      <text:p text:style-name="P23"><text:tab/></text:p>
      <text:p text:style-name="P12"><text:span text:style-name="T5"><text:tab/><text:tab/></text:span><text:span text:style-name="T14">// instanciation d'un rectangle</text:span></text:p>
      <text:p text:style-name="P12"><text:span text:style-name="T5"><text:tab/><text:tab/>Rectangle </text:span><text:span text:style-name="T12">rectangle</text:span><text:span text:style-name="T5"> = </text:span><text:span text:style-name="T1">new</text:span><text:span text:style-name="T5"> Rectangle(50, 125, Color.</text:span><text:span text:style-name="T19">GREEN</text:span><text:span text:style-name="T5">);</text:span></text:p>
      <text:p text:style-name="P12"><text:span text:style-name="T5"><text:tab/><text:tab/></text:span><text:span text:style-name="T12">rectangle</text:span><text:span text:style-name="T5">.relocate(100, 120);</text:span></text:p>
      <text:p text:style-name="P23"><text:tab/><text:tab/></text:p>
      <text:p text:style-name="P12"><text:span text:style-name="T5"><text:tab/><text:tab/></text:span><text:span text:style-name="T14">// label</text:span></text:p>
      <text:p text:style-name="P12"><text:span text:style-name="T5"><text:tab/><text:tab/>Label </text:span><text:span text:style-name="T12">label</text:span><text:span text:style-name="T5"> = </text:span><text:span text:style-name="T1">new</text:span><text:span text:style-name="T5"> Label(</text:span><text:span text:style-name="T18">"bah alors coco !"</text:span><text:span text:style-name="T5">);</text:span></text:p>
      <text:p text:style-name="P12"><text:span text:style-name="T5"><text:tab/><text:tab/></text:span><text:span text:style-name="T12">label</text:span><text:span text:style-name="T5">.relocate(60, 60);</text:span></text:p>
      <text:p text:style-name="P12"><text:span text:style-name="T5"><text:tab/><text:tab/></text:span><text:span text:style-name="T12">label</text:span><text:span text:style-name="T5">.setTextFill(Color.</text:span><text:span text:style-name="T19">HOTPINK</text:span><text:span text:style-name="T5">);</text:span></text:p>
      <text:p text:style-name="P12"><text:span text:style-name="T5"><text:tab/><text:tab/></text:span><text:span text:style-name="T12">label</text:span><text:span text:style-name="T5">.setFont(Font.</text:span><text:span text:style-name="T8">font</text:span><text:span text:style-name="T5">(</text:span><text:span text:style-name="T18">"ARIAL"</text:span><text:span text:style-name="T5">, 35));</text:span></text:p>
      <text:p text:style-name="P23"><text:tab/><text:tab/></text:p>
      <text:p text:style-name="P12"><text:span text:style-name="T5"><text:tab/><text:tab/></text:span><text:span text:style-name="T14">// don au panneau de l'objet cercle et du rectangle</text:span></text:p>
      <text:p text:style-name="P28">//<text:tab/><text:tab/>root.getChildren().add(cercle);</text:p>
      <text:p text:style-name="P28">//<text:tab/><text:tab/>root.getChildren().add(rectangle);</text:p>
      <text:p text:style-name="P28">//<text:tab/><text:tab/>root.getChildren().add(label);</text:p>
      <text:p text:style-name="P12"><text:soft-page-break/><text:span text:style-name="T5"><text:tab/><text:tab/></text:span><text:span text:style-name="T12">root</text:span><text:span text:style-name="T5">.getChildren().addAll(</text:span><text:span text:style-name="T12">cercle</text:span><text:span text:style-name="T5">, </text:span><text:span text:style-name="T12">rectangle</text:span><text:span text:style-name="T5">, </text:span><text:span text:style-name="T12">label</text:span><text:span text:style-name="T5">);</text:span></text:p>
      <text:p text:style-name="P23"><text:tab/><text:tab/></text:p>
      <text:p text:style-name="P12"><text:span text:style-name="T5"><text:tab/><text:tab/></text:span><text:span text:style-name="T14">// instanciation d'une scene avec passage en argument du panneau root + dimensionnement</text:span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, 400,200);</text:span></text:p>
      <text:p text:style-name="P23"><text:tab/><text:tab/></text:p>
      <text:p text:style-name="P12"><text:span text:style-name="T5"><text:tab/><text:tab/></text:span><text:span text:style-name="T14">// on donne a notre stage notre scène</text:span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23"><text:tab/><text:tab/></text:p>
      <text:p text:style-name="P12"><text:span text:style-name="T5"><text:tab/><text:tab/></text:span><text:span text:style-name="T14">// titre de la fenêtre</text:span></text:p>
      <text:p text:style-name="P12"><text:span text:style-name="T5"><text:tab/><text:tab/></text:span><text:span text:style-name="T12">primaryStage</text:span><text:span text:style-name="T5">.setTitle(</text:span><text:span text:style-name="T18">"Ma première application !"</text:span><text:span text:style-name="T5">);</text:span></text:p>
      <text:p text:style-name="P23"><text:tab/><text:tab/></text:p>
      <text:p text:style-name="P12"><text:span text:style-name="T5"><text:tab/><text:tab/></text:span><text:span text:style-name="T14">// redimensionnement</text:span></text:p>
      <text:p text:style-name="P28">//<text:tab/><text:tab/>primaryStage.setHeight(300);</text:p>
      <text:p text:style-name="P28">//<text:tab/><text:tab/>primaryStage.setWidth(500);</text:p>
      <text:p text:style-name="P23"><text:tab/><text:tab/></text:p>
      <text:p text:style-name="P12"><text:span text:style-name="T5"><text:tab/><text:tab/></text:span><text:span text:style-name="T14">// on empêche l'utilisateur de redimensionner la fenêtre</text:span></text:p>
      <text:p text:style-name="P12"><text:span text:style-name="T5"><text:tab/><text:tab/></text:span><text:span text:style-name="T12">primaryStage</text:span><text:span text:style-name="T5">.setResizable(</text:span><text:span text:style-name="T1">false</text:span><text:span text:style-name="T5">);</text:span></text:p>
      <text:p text:style-name="P23"><text:tab/><text:tab/></text:p>
      <text:p text:style-name="P12"><text:span text:style-name="T5"><text:tab/><text:tab/></text:span><text:span text:style-name="T14">// demande au primaryStage de prendre les dimensions de la scene</text:span></text:p>
      <text:p text:style-name="P12"><text:span text:style-name="T5"><text:tab/><text:tab/></text:span><text:span text:style-name="T12">primaryStage</text:span><text:span text:style-name="T5">.sizeToScene();</text:span></text:p>
      <text:p text:style-name="P23"><text:tab/><text:tab/></text:p>
      <text:p text:style-name="P12"><text:span text:style-name="T5"><text:tab/><text:tab/></text:span><text:span text:style-name="T14">// affichage du stage</text:span></text:p>
      <text:p text:style-name="P12"><text:span text:style-name="T5"><text:tab/><text:tab/></text:span><text:span text:style-name="T12">primaryStage</text:span><text:span text:style-name="T5">.show();</text:span></text:p>
      <text:p text:style-name="P23"><text:tab/>}</text:p>
      <text:p text:style-name="P14"/>
      <text:p text:style-name="P27"><text:span text:style-name="T27">}</text:span></text:p>
      <text:p text:style-name="P31"><text:s text:c="10"/>TP 1  <text:s text:c="8"/></text:p>
      <text:p text:style-name="P33"/>
      <text:p text:style-name="P33">On cherche à construire un panneau, on le décompose en un borderPane, dans lequel les 4 boutons sont dans une Hbox, <text:s/>les 4 labels en colonne dans une Vbox, et un pane pour utiliser le reste de l’espace avec le dessin.</text:p>
      <text:p text:style-name="P33"/>
      <text:p text:style-name="P34">De plus, on va diviser en classes pour créer l’outil : 5 classes, dans un nouveau package</text:p>
      <text:p text:style-name="P34"/>
      <text:p text:style-name="P34"/>
      <text:p text:style-name="P34"/>
      <text:p text:style-name="P38">MainApp :</text:p>
      <text:p text:style-name="P35"/>
      <text:p text:style-name="P10"><text:span text:style-name="T3">package</text:span><text:span text:style-name="T5"> fr.afcepf.panneauObjet;</text:span></text:p>
      <text:p text:style-name="P15"/>
      <text:p text:style-name="P13"><text:span text:style-name="T1">import</text:span><text:span text:style-name="T5"> </text:span><text:span text:style-name="T10">com.sun.scenario.effect.impl.prism.PrImage</text:span><text:span text:style-name="T5">;</text:span></text:p>
      <text:p text:style-name="P15"/>
      <text:p text:style-name="P13"><text:span text:style-name="T1">import</text:span><text:span text:style-name="T5"> javafx.application.Application;</text:span></text:p>
      <text:p text:style-name="P13"><text:span text:style-name="T1">import</text:span><text:span text:style-name="T5"> javafx.scene.Scene;</text:span></text:p>
      <text:p text:style-name="P13"><text:span text:style-name="T1">import</text:span><text:span text:style-name="T5"> javafx.stage.Stage;</text:span></text:p>
      <text:p text:style-name="P15"/>
      <text:p text:style-name="P13"><text:span text:style-name="T1">public</text:span><text:span text:style-name="T5"> </text:span><text:span text:style-name="T1">class</text:span><text:span text:style-name="T5"> MainApp </text:span><text:span text:style-name="T1">extends</text:span><text:span text:style-name="T5"> Application</text:span></text:p>
      <text:p text:style-name="P24">{</text:p>
      <text:p text:style-name="P15"/>
      <text:p text:style-name="P13"><text:span text:style-name="T5"><text:tab/></text:span><text:span text:style-name="T17">@Override</text:span></text:p>
      <text:p text:style-name="P13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4"><text:tab/>{</text:p>
      <text:p text:style-name="P13"><text:span text:style-name="T5"><text:tab/><text:tab/>MainPannel </text:span><text:span text:style-name="T12">root</text:span><text:span text:style-name="T5"> = </text:span><text:span text:style-name="T1">new</text:span><text:span text:style-name="T5"> MainPannel();</text:span></text:p>
      <text:p text:style-name="P13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, 600, 400);</text:span></text:p>
      <text:p text:style-name="P24"><text:tab/><text:tab/></text:p>
      <text:p text:style-name="P13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13"><text:span text:style-name="T5"><text:tab/><text:tab/></text:span><text:span text:style-name="T12">primaryStage</text:span><text:span text:style-name="T5">.sizeToScene();</text:span></text:p>
      <text:p text:style-name="P13"><text:span text:style-name="T5"><text:tab/><text:tab/></text:span><text:span text:style-name="T12">primaryStage</text:span><text:span text:style-name="T5">.setResizable(</text:span><text:span text:style-name="T1">false</text:span><text:span text:style-name="T5">);</text:span></text:p>
      <text:p text:style-name="P13"><text:span text:style-name="T5"><text:tab/><text:tab/></text:span><text:span text:style-name="T12">primaryStage</text:span><text:span text:style-name="T5">.setTitle(</text:span><text:span text:style-name="T18">"C'est mon titre à moi."</text:span><text:span text:style-name="T5">);</text:span></text:p>
      <text:p text:style-name="P13"><text:span text:style-name="T5"><text:tab/><text:tab/></text:span><text:span text:style-name="T12">primaryStage</text:span><text:span text:style-name="T5">.show();</text:span></text:p>
      <text:p text:style-name="P15"/>
      <text:p text:style-name="P13"><text:span text:style-name="T5"><text:tab/><text:tab/></text:span><text:span text:style-name="T14">// </text:span><text:span text:style-name="T26">TODO</text:span><text:span text:style-name="T14"> Auto-generated method stub</text:span></text:p>
      <text:p text:style-name="P15"/>
      <text:p text:style-name="P24"><text:tab/>}</text:p>
      <text:p text:style-name="P15"/>
      <text:p text:style-name="P13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4"><text:tab/>{</text:p>
      <text:p text:style-name="P13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15"/>
      <text:p text:style-name="P24"><text:tab/>}</text:p>
      <text:p text:style-name="P15"/>
      <text:p text:style-name="P24">}</text:p>
      <text:p text:style-name="P35"/>
      <text:p text:style-name="P30">MainPannel :</text:p>
      <text:p text:style-name="P36"/>
      <text:p text:style-name="P7"><text:span text:style-name="T4">package</text:span><text:span text:style-name="T5"> fr.afcepf.panneauObjet;</text:span></text:p>
      <text:p text:style-name="P15"/>
      <text:p text:style-name="P13"><text:span text:style-name="T1">import</text:span><text:span text:style-name="T5"> javafx.scene.layout.BorderPane;</text:span></text:p>
      <text:p text:style-name="P15"/>
      <text:p text:style-name="P13"><text:span text:style-name="T1">public</text:span><text:span text:style-name="T5"> </text:span><text:span text:style-name="T1">class</text:span><text:span text:style-name="T5"> MainPannel </text:span><text:span text:style-name="T1">extends</text:span><text:span text:style-name="T5"> BorderPane</text:span></text:p>
      <text:p text:style-name="P24"><text:tab/>{</text:p>
      <text:p text:style-name="P13"><text:span text:style-name="T5"><text:tab/><text:tab/></text:span><text:span text:style-name="T1">private</text:span><text:span text:style-name="T5"> ButtonPannel </text:span><text:span text:style-name="T20">buttonPannel</text:span><text:span text:style-name="T5"> = </text:span><text:span text:style-name="T1">new</text:span><text:span text:style-name="T5"> ButtonPannel();</text:span></text:p>
      <text:p text:style-name="P13"><text:span text:style-name="T5"><text:tab/><text:tab/></text:span><text:span text:style-name="T1">private</text:span><text:span text:style-name="T5"> LabelPannel </text:span><text:span text:style-name="T20">labelPannel</text:span><text:span text:style-name="T5"> = </text:span><text:span text:style-name="T1">new</text:span><text:span text:style-name="T5"> LabelPannel();</text:span></text:p>
      <text:p text:style-name="P13"><text:span text:style-name="T5"><text:tab/><text:tab/></text:span><text:span text:style-name="T1">private</text:span><text:span text:style-name="T5"> CenterPannel </text:span><text:span text:style-name="T20">centerPannel</text:span><text:span text:style-name="T5"> = </text:span><text:span text:style-name="T1">new</text:span><text:span text:style-name="T5"> CenterPannel();</text:span></text:p>
      <text:p text:style-name="P24"><text:tab/><text:tab/></text:p>
      <text:p text:style-name="P13"><text:span text:style-name="T5"><text:tab/><text:tab/></text:span><text:span text:style-name="T1">public</text:span><text:span text:style-name="T5"> MainPannel()</text:span></text:p>
      <text:p text:style-name="P24"><text:tab/><text:tab/>{</text:p>
      <text:p text:style-name="P13"><text:span text:style-name="T5"><text:tab/><text:tab/><text:tab/></text:span><text:span text:style-name="T1">super</text:span><text:span text:style-name="T5">();</text:span></text:p>
      <text:p text:style-name="P13"><text:span text:style-name="T5"><text:tab/><text:tab/><text:tab/>setTop(</text:span><text:span text:style-name="T20">buttonPannel</text:span><text:span text:style-name="T5">);</text:span></text:p>
      <text:p text:style-name="P13"><text:span text:style-name="T5"><text:tab/><text:tab/><text:tab/>setLeft(</text:span><text:span text:style-name="T20">labelPannel</text:span><text:span text:style-name="T5">);</text:span></text:p>
      <text:p text:style-name="P13"><text:span text:style-name="T5"><text:tab/><text:tab/><text:tab/>setCenter(</text:span><text:span text:style-name="T20">centerPannel</text:span><text:span text:style-name="T5">);</text:span></text:p>
      <text:p text:style-name="P13"><text:span text:style-name="T5"><text:tab/><text:tab/><text:tab/></text:span><text:span text:style-name="T14">/// A TERMIENR</text:span></text:p>
      <text:p text:style-name="P24"><text:tab/><text:tab/>}</text:p>
      <text:p text:style-name="P15"/>
      <text:p text:style-name="P24"><text:tab/>}</text:p>
      <text:p text:style-name="P15"/>
      <text:p text:style-name="P15"/>
      <text:p text:style-name="P36"/>
      <text:p text:style-name="P22"><text:span text:style-name="T25">ButtonPannel :</text:span><text:span text:style-name="T24"><text:line-break/></text:span></text:p>
      <text:p text:style-name="P7"><text:span text:style-name="T4">package</text:span><text:span text:style-name="T5"> fr.afcepf.panneauObjet;</text:span></text:p>
      <text:p text:style-name="P15"/>
      <text:p text:style-name="P13"><text:span text:style-name="T1">import</text:span><text:span text:style-name="T5"> javafx.geometry.Pos;</text:span></text:p>
      <text:p text:style-name="P13"><text:span text:style-name="T1">import</text:span><text:span text:style-name="T5"> javafx.scene.control.Button;</text:span></text:p>
      <text:p text:style-name="P13"><text:span text:style-name="T1">import</text:span><text:span text:style-name="T5"> javafx.scene.layout.HBox;</text:span></text:p>
      <text:p text:style-name="P15"/>
      <text:p text:style-name="P13"><text:span text:style-name="T1">public</text:span><text:span text:style-name="T5"> </text:span><text:span text:style-name="T1">class</text:span><text:span text:style-name="T5"> ButtonPannel </text:span><text:span text:style-name="T1">extends</text:span><text:span text:style-name="T5"> HBox</text:span></text:p>
      <text:p text:style-name="P24">{</text:p>
      <text:p text:style-name="P13"><text:span text:style-name="T5"><text:tab/></text:span><text:span text:style-name="T1">private</text:span><text:span text:style-name="T5"> Button </text:span><text:span text:style-name="T20">btn1</text:span><text:span text:style-name="T5"> = </text:span><text:span text:style-name="T1">new</text:span><text:span text:style-name="T5"> Button(</text:span><text:span text:style-name="T18">"Bouton 1"</text:span><text:span text:style-name="T5">);</text:span></text:p>
      <text:p text:style-name="P13"><text:span text:style-name="T5"><text:tab/></text:span><text:span text:style-name="T1">private</text:span><text:span text:style-name="T5"> Button </text:span><text:span text:style-name="T20">btn2</text:span><text:span text:style-name="T5"> = </text:span><text:span text:style-name="T1">new</text:span><text:span text:style-name="T5"> Button(</text:span><text:span text:style-name="T18">"Bouton 2"</text:span><text:span text:style-name="T5">);</text:span></text:p>
      <text:p text:style-name="P13"><text:span text:style-name="T5"><text:tab/></text:span><text:span text:style-name="T1">private</text:span><text:span text:style-name="T5"> Button </text:span><text:span text:style-name="T20">btn3</text:span><text:span text:style-name="T5"> = </text:span><text:span text:style-name="T1">new</text:span><text:span text:style-name="T5"> Button(</text:span><text:span text:style-name="T18">"Bouton 3"</text:span><text:span text:style-name="T5">);</text:span></text:p>
      <text:p text:style-name="P13"><text:span text:style-name="T5"><text:tab/></text:span><text:span text:style-name="T1">private</text:span><text:span text:style-name="T5"> Button </text:span><text:span text:style-name="T20">btn4</text:span><text:span text:style-name="T5"> = </text:span><text:span text:style-name="T1">new</text:span><text:span text:style-name="T5"> Button(</text:span><text:span text:style-name="T18">"Bouton 4"</text:span><text:span text:style-name="T5">);</text:span></text:p>
      <text:p text:style-name="P24"><text:tab/></text:p>
      <text:p text:style-name="P24"><text:tab/></text:p>
      <text:p text:style-name="P13"><text:span text:style-name="T5"><text:tab/></text:span><text:span text:style-name="T14">// classe de panneaux objets, que l'on va pouvoir utiliser à foison</text:span></text:p>
      <text:p text:style-name="P13"><text:span text:style-name="T5"><text:tab/></text:span><text:span text:style-name="T1">public</text:span><text:span text:style-name="T5"> ButtonPannel()</text:span></text:p>
      <text:p text:style-name="P24"><text:tab/>{</text:p>
      <text:p text:style-name="P13"><text:span text:style-name="T5"><text:tab/><text:tab/></text:span><text:span text:style-name="T1">super</text:span><text:span text:style-name="T5">();</text:span></text:p>
      <text:p text:style-name="P13"><text:span text:style-name="T5"><text:tab/><text:tab/></text:span><text:span text:style-name="T1">this</text:span><text:span text:style-name="T5">.getChildren().addAll(</text:span><text:span text:style-name="T20">btn1</text:span><text:span text:style-name="T5">, </text:span><text:span text:style-name="T20">btn2</text:span><text:span text:style-name="T5">, </text:span><text:span text:style-name="T20">btn3</text:span><text:span text:style-name="T5">, </text:span><text:span text:style-name="T20">btn4</text:span><text:span text:style-name="T5">);</text:span></text:p>
      <text:p text:style-name="P13"><text:span text:style-name="T5"><text:tab/><text:tab/></text:span><text:span text:style-name="T1">this</text:span><text:span text:style-name="T5">.setSpacing(50);</text:span></text:p>
      <text:p text:style-name="P13"><text:span text:style-name="T5"><text:tab/><text:tab/></text:span><text:span text:style-name="T1">this</text:span><text:span text:style-name="T5">.setAlignment(Pos.</text:span><text:span text:style-name="T19">CENTER</text:span><text:span text:style-name="T5">);</text:span></text:p>
      <text:p text:style-name="P13"><text:span text:style-name="T5"><text:tab/><text:tab/></text:span><text:span text:style-name="T1">this</text:span><text:span text:style-name="T5">.setStyle(</text:span><text:span text:style-name="T18">"-fx-background-color: grey; -fx-border-color: hotpink"</text:span><text:span text:style-name="T5">);</text:span></text:p>
      <text:p text:style-name="P13"><text:span text:style-name="T5"><text:tab/><text:tab/></text:span><text:span text:style-name="T1">this</text:span><text:span text:style-name="T5">.setPrefSize(400, 75);</text:span></text:p>
      <text:p text:style-name="P24"><text:tab/>}</text:p>
      <text:p text:style-name="P24"><text:tab/></text:p>
      <text:p text:style-name="P24"><text:tab/></text:p>
      <text:p text:style-name="P24">}</text:p>
      <text:p text:style-name="P36"/>
      <text:p text:style-name="P30">LabelPannel :</text:p>
      <text:p text:style-name="P36"/>
      <text:p text:style-name="P7"><text:span text:style-name="T4">package</text:span><text:span text:style-name="T5"> fr.afcepf.panneauObjet;</text:span></text:p>
      <text:p text:style-name="P15"/>
      <text:p text:style-name="P13"><text:span text:style-name="T1">import</text:span><text:span text:style-name="T5"> javafx.geometry.Pos;</text:span></text:p>
      <text:p text:style-name="P13"><text:span text:style-name="T1">import</text:span><text:span text:style-name="T5"> javafx.scene.control.Label;</text:span></text:p>
      <text:p text:style-name="P13"><text:span text:style-name="T1">import</text:span><text:span text:style-name="T5"> javafx.scene.layout.VBox;</text:span></text:p>
      <text:p text:style-name="P15"/>
      <text:p text:style-name="P15"/>
      <text:p text:style-name="P29">// extends VBox car les labels sont dans une VBOx</text:p>
      <text:p text:style-name="P13"><text:span text:style-name="T1">public</text:span><text:span text:style-name="T5"> </text:span><text:span text:style-name="T1">class</text:span><text:span text:style-name="T5"> LabelPannel </text:span><text:span text:style-name="T1">extends</text:span><text:span text:style-name="T5"> VBox</text:span></text:p>
      <text:p text:style-name="P24">{</text:p>
      <text:p text:style-name="P13"><text:span text:style-name="T5"><text:tab/></text:span><text:span text:style-name="T1">private</text:span><text:span text:style-name="T5"> Label </text:span><text:span text:style-name="T21">lbl1</text:span><text:span text:style-name="T5"> = </text:span><text:span text:style-name="T1">new</text:span><text:span text:style-name="T5"> Label(</text:span><text:span text:style-name="T18">"Babibelle 1"</text:span><text:span text:style-name="T5">);</text:span></text:p>
      <text:p text:style-name="P13"><text:span text:style-name="T5"><text:tab/></text:span><text:span text:style-name="T1">private</text:span><text:span text:style-name="T5"> Label </text:span><text:span text:style-name="T20">lbl2</text:span><text:span text:style-name="T5"> = </text:span><text:span text:style-name="T1">new</text:span><text:span text:style-name="T5"> Label(</text:span><text:span text:style-name="T18">"Paul Kalkerbrenner"</text:span><text:span text:style-name="T5">);</text:span></text:p>
      <text:p text:style-name="P13"><text:span text:style-name="T5"><text:tab/></text:span><text:span text:style-name="T1">private</text:span><text:span text:style-name="T5"> Label </text:span><text:span text:style-name="T20">lbl3</text:span><text:span text:style-name="T5"> = </text:span><text:span text:style-name="T1">new</text:span><text:span text:style-name="T5"> Label(</text:span><text:span text:style-name="T18">"Moby"</text:span><text:span text:style-name="T5">);</text:span></text:p>
      <text:p text:style-name="P13"><text:span text:style-name="T5"><text:tab/></text:span><text:span text:style-name="T1">private</text:span><text:span text:style-name="T5"> Label </text:span><text:span text:style-name="T20">lbl4</text:span><text:span text:style-name="T5"> = </text:span><text:span text:style-name="T1">new</text:span><text:span text:style-name="T5"> Label(</text:span><text:span text:style-name="T18">"La vache qui pleure."</text:span><text:span text:style-name="T5">);</text:span></text:p>
      <text:p text:style-name="P24"><text:tab/></text:p>
      <text:p text:style-name="P13"><text:span text:style-name="T5"><text:tab/></text:span><text:span text:style-name="T14">// constructeur (CTRL MAJ S)</text:span></text:p>
      <text:p text:style-name="P13"><text:span text:style-name="T5"><text:tab/></text:span><text:span text:style-name="T1">public</text:span><text:span text:style-name="T5"> LabelPannel()</text:span></text:p>
      <text:p text:style-name="P24"><text:tab/>{</text:p>
      <text:p text:style-name="P13"><text:span text:style-name="T5"><text:tab/><text:tab/></text:span><text:span text:style-name="T1">super</text:span><text:span text:style-name="T5">();</text:span></text:p>
      <text:p text:style-name="P13"><text:span text:style-name="T5"><text:tab/><text:tab/></text:span><text:span text:style-name="T1">this</text:span><text:span text:style-name="T5">.getChildren().addAll(</text:span><text:span text:style-name="T22">lbl1</text:span><text:span text:style-name="T5">, </text:span><text:span text:style-name="T20">lbl2</text:span><text:span text:style-name="T5">, </text:span><text:span text:style-name="T20">lbl3</text:span><text:span text:style-name="T5">, </text:span><text:span text:style-name="T20">lbl4</text:span><text:span text:style-name="T5">);</text:span></text:p>
      <text:p text:style-name="P13"><text:span text:style-name="T5"><text:tab/><text:tab/></text:span><text:span text:style-name="T1">this</text:span><text:span text:style-name="T5">.setSpacing(50);</text:span></text:p>
      <text:p text:style-name="P13"><text:span text:style-name="T5"><text:tab/><text:tab/></text:span><text:span text:style-name="T1">this</text:span><text:span text:style-name="T5">.setAlignment(Pos.</text:span><text:span text:style-name="T19">CENTER</text:span><text:span text:style-name="T5">);</text:span></text:p>
      <text:p text:style-name="P13"><text:span text:style-name="T5"><text:tab/><text:tab/></text:span><text:span text:style-name="T1">this</text:span><text:span text:style-name="T5">.setStyle(</text:span><text:span text:style-name="T18">"-fx-background-color: grey; -fx-border-color: hotpink"</text:span><text:span text:style-name="T5">);</text:span></text:p>
      <text:p text:style-name="P13"><text:span text:style-name="T5"><text:tab/><text:tab/></text:span><text:span text:style-name="T1">this</text:span><text:span text:style-name="T5">.setPrefSize(100, 200);</text:span></text:p>
      <text:p text:style-name="P24"><text:tab/>}</text:p>
      <text:p text:style-name="P24"><text:tab/></text:p>
      <text:p text:style-name="P24"><text:tab/></text:p>
      <text:p text:style-name="P15"/>
      <text:p text:style-name="P24">}</text:p>
      <text:p text:style-name="P36"/>
      <text:p text:style-name="P21"><text:span text:style-name="T25">CenterPannel </text:span><text:span text:style-name="T24">:</text:span></text:p>
      <text:p text:style-name="P37"/>
      <text:p text:style-name="P6"><text:span text:style-name="T4">package</text:span><text:span text:style-name="T5"> fr.afcepf.panneauObjet;</text:span></text:p>
      <text:p text:style-name="P15"/>
      <text:p text:style-name="P13"><text:span text:style-name="T1">import</text:span><text:span text:style-name="T5"> javafx.scene.layout.Pane;</text:span></text:p>
      <text:p text:style-name="P13"><text:span text:style-name="T1">import</text:span><text:span text:style-name="T5"> javafx.scene.paint.Color;</text:span></text:p>
      <text:p text:style-name="P13"><text:span text:style-name="T1">import</text:span><text:span text:style-name="T5"> javafx.scene.shape.Circle;</text:span></text:p>
      <text:p text:style-name="P15"/>
      <text:p text:style-name="P13"><text:span text:style-name="T1">public</text:span><text:span text:style-name="T5"> </text:span><text:span text:style-name="T1">class</text:span><text:span text:style-name="T5"> CenterPannel </text:span><text:span text:style-name="T1">extends</text:span><text:span text:style-name="T5"> Pane</text:span></text:p>
      <text:p text:style-name="P24">{</text:p>
      <text:p text:style-name="P13"><text:span text:style-name="T5"><text:tab/></text:span><text:span text:style-name="T1">private</text:span><text:span text:style-name="T5"> Circle </text:span><text:span text:style-name="T20">cercle</text:span><text:span text:style-name="T5"> = </text:span><text:span text:style-name="T1">new</text:span><text:span text:style-name="T5"> Circle(50);</text:span></text:p>
      <text:p text:style-name="P15"/>
      <text:p text:style-name="P13"><text:span text:style-name="T5"><text:tab/></text:span><text:span text:style-name="T1">public</text:span><text:span text:style-name="T5"> CenterPannel()</text:span></text:p>
      <text:p text:style-name="P24"><text:tab/>{</text:p>
      <text:p text:style-name="P13"><text:span text:style-name="T5"><text:tab/><text:tab/></text:span><text:span text:style-name="T1">super</text:span><text:span text:style-name="T5">();</text:span></text:p>
      <text:p text:style-name="P13"><text:span text:style-name="T5"><text:tab/><text:tab/></text:span><text:span text:style-name="T1">this</text:span><text:span text:style-name="T5">.getChildren().add(</text:span><text:span text:style-name="T20">cercle</text:span><text:span text:style-name="T5">);</text:span></text:p>
      <text:p text:style-name="P13"><text:span text:style-name="T5"><text:tab/><text:tab/></text:span><text:span text:style-name="T20">cercle</text:span><text:span text:style-name="T5">.setFill(Color.</text:span><text:span text:style-name="T19">BROWN</text:span><text:span text:style-name="T5">);</text:span></text:p>
      <text:p text:style-name="P13"><text:span text:style-name="T5"><text:tab/><text:tab/></text:span><text:span text:style-name="T1">this</text:span><text:span text:style-name="T5">.setStyle(</text:span><text:span text:style-name="T18">"-fx-backkground-color: green"</text:span><text:span text:style-name="T5">);</text:span></text:p>
      <text:p text:style-name="P13"><text:span text:style-name="T5"><text:tab/><text:tab/></text:span><text:span text:style-name="T1">this</text:span><text:span text:style-name="T5">.setPrefSize(1000, 1000);</text:span></text:p>
      <text:p text:style-name="P13"><text:span text:style-name="T5"><text:tab/><text:tab/></text:span><text:span text:style-name="T20">cercle</text:span><text:span text:style-name="T5">.relocate(75,75);</text:span></text:p>
      <text:p text:style-name="P24"><text:tab/>}</text:p>
      <text:p text:style-name="P24"><text:tab/></text:p>
      <text:p text:style-name="P24"><text:tab/></text:p>
      <text:p text:style-name="P24"><text:tab/></text:p>
      <text:p text:style-name="P24">}</text:p>
      <text:p text:style-name="P37"/>
      <text:p text:style-name="P18"/>
      <text:p text:style-name="P5"><text:bookmark-start text:name="Premiere Hbox "/>Premiere Hbox <text:bookmark-end text:name="Premiere Hbox "/>:</text:p>
      <text:p text:style-name="P3"/>
      <text:p text:style-name="P3"><text:span text:style-name="T1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geometry.Insets;</text:span></text:p>
      <text:p text:style-name="P12"><text:span text:style-name="T1">import</text:span><text:span text:style-name="T11"> javafx.geometry.Pos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Button;</text:span></text:p>
      <text:p text:style-name="P12"><text:span text:style-name="T1">import</text:span><text:span text:style-name="T5"> javafx.scene.layout.HBox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HBox </text:span><text:span text:style-name="T1">extends</text:span><text:span text:style-name="T5"> Application</text:span></text:p>
      <text:p text:style-name="P23">{</text:p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2"><text:span text:style-name="T5"><text:tab/><text:tab/></text:span><text:span text:style-name="T14">// instanciation premiere HBox ie Horizontal Box (root)</text:span></text:p>
      <text:p text:style-name="P12"><text:span text:style-name="T5"><text:tab/><text:tab/>HBox </text:span><text:span text:style-name="T12">root</text:span><text:span text:style-name="T5"> = </text:span><text:span text:style-name="T1">new</text:span><text:span text:style-name="T5"> HBox();</text:span></text:p>
      <text:p text:style-name="P23"><text:tab/><text:tab/></text:p>
      <text:p text:style-name="P12"><text:span text:style-name="T5"><text:tab/><text:tab/></text:span><text:span text:style-name="T14">// stylisation de notre horizontal box</text:span></text:p>
      <text:p text:style-name="P12"><text:span text:style-name="T5"><text:tab/><text:tab/></text:span><text:span text:style-name="T12">root</text:span><text:span text:style-name="T5">.setSpacing(30);</text:span></text:p>
      <text:p text:style-name="P23"><text:tab/><text:tab/></text:p>
      <text:p text:style-name="P12"><text:span text:style-name="T5"><text:tab/><text:tab/></text:span><text:span text:style-name="T14">// configurer l'alignement des enfants de la horizontal box</text:span></text:p>
      <text:p text:style-name="P12"><text:span text:style-name="T5"><text:tab/><text:tab/></text:span><text:span text:style-name="T14">// root.setAlignment(Pos.CENTER);</text:span></text:p>
      <text:p text:style-name="P23"><text:tab/><text:tab/></text:p>
      <text:p text:style-name="P12"><text:span text:style-name="T5"><text:tab/><text:tab/></text:span><text:span text:style-name="T14">// ajouter du pading entre la HBox et les boutons</text:span></text:p>
      <text:p text:style-name="P12"><text:span text:style-name="T5"><text:tab/><text:tab/></text:span><text:span text:style-name="T12">root</text:span><text:span text:style-name="T5">.setPadding(</text:span><text:span text:style-name="T1">new</text:span><text:span text:style-name="T5"> Insets(30));</text:span></text:p>
      <text:p text:style-name="P23"><text:tab/><text:tab/></text:p>
      <text:p text:style-name="P12"><text:span text:style-name="T5"><text:tab/><text:tab/></text:span><text:span text:style-name="T14">// instanciation de trois boutons</text:span></text:p>
      <text:p text:style-name="P12"><text:span text:style-name="T5"><text:tab/><text:tab/>Button </text:span><text:span text:style-name="T12">btn1</text:span><text:span text:style-name="T5"> = </text:span><text:span text:style-name="T1">new</text:span><text:span text:style-name="T5"> Button(</text:span><text:span text:style-name="T18">"Ok"</text:span><text:span text:style-name="T5">);</text:span></text:p>
      <text:p text:style-name="P12"><text:span text:style-name="T5"><text:tab/><text:tab/>Button </text:span><text:span text:style-name="T12">btn2</text:span><text:span text:style-name="T5"> = </text:span><text:span text:style-name="T1">new</text:span><text:span text:style-name="T5"> Button(</text:span><text:span text:style-name="T18">"Je sais pas trop à quoi je sers ?"</text:span><text:span text:style-name="T5">);</text:span></text:p>
      <text:p text:style-name="P12"><text:span text:style-name="T5"><text:tab/><text:tab/>Button </text:span><text:span text:style-name="T12">btn3</text:span><text:span text:style-name="T5"> = </text:span><text:span text:style-name="T1">new</text:span><text:span text:style-name="T5"> Button(</text:span><text:span text:style-name="T18">"T'as qu'à servir la bière."</text:span><text:span text:style-name="T5">);</text:span></text:p>
      <text:p text:style-name="P23"><text:tab/><text:tab/></text:p>
      <text:p text:style-name="P12"><text:span text:style-name="T5"><text:tab/><text:tab/></text:span><text:span text:style-name="T12">btn1</text:span><text:span text:style-name="T5">.setStyle(</text:span><text:span text:style-name="T18">"-fx-margin-left: 30px"</text:span><text:span text:style-name="T5">);</text:span></text:p>
      <text:p text:style-name="P14"/>
      <text:p text:style-name="P12"><text:span text:style-name="T5"><text:tab/><text:tab/></text:span><text:span text:style-name="T12">root</text:span><text:span text:style-name="T5">.getChildren().addAll(</text:span><text:span text:style-name="T12">btn1</text:span><text:span text:style-name="T5">, </text:span><text:span text:style-name="T12">btn2</text:span><text:span text:style-name="T5">, </text:span><text:span text:style-name="T12">btn3</text:span><text:span text:style-name="T5">);</text:span></text:p>
      <text:p text:style-name="P23"><text:tab/><text:tab/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, 600, 100);</text:span></text:p>
      <text:p text:style-name="P23"><text:tab/><text:tab/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12"><text:span text:style-name="T5"><text:tab/><text:tab/></text:span><text:span text:style-name="T12">primaryStage</text:span><text:span text:style-name="T5">.setTitle(</text:span><text:span text:style-name="T18">"Première HBox"</text:span><text:span text:style-name="T5">);</text:span></text:p>
      <text:p text:style-name="P12"><text:span text:style-name="T5"><text:tab/><text:tab/></text:span><text:span text:style-name="T12">primaryStage</text:span><text:span text:style-name="T5">.sizeToScene();</text:span></text:p>
      <text:p text:style-name="P12"><text:span text:style-name="T5"><text:tab/><text:tab/></text:span><text:span text:style-name="T12">primaryStage</text:span><text:span text:style-name="T5">.show();</text:span></text:p>
      <text:p text:style-name="P23"><text:tab/><text:tab/></text:p>
      <text:p text:style-name="P14"/>
      <text:p text:style-name="P14"/>
      <text:p text:style-name="P23"><text:tab/>}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);</text:span></text:p>
      <text:p text:style-name="P14"/>
      <text:p text:style-name="P23"><text:tab/>}</text:p>
      <text:p text:style-name="P14"/>
      <text:p text:style-name="P23">}</text:p>
      <text:p text:style-name="P12"/>
      <text:p text:style-name="P3"/>
      <text:p text:style-name="P3"/>
      <text:p text:style-name="P19"><text:bookmark-start text:name="Première Vbox"/>Première Vbox<text:bookmark-end text:name="Première Vbox"/> :</text:p>
      <text:p text:style-name="P3"/>
      <text:p text:style-name="P3"><text:span text:style-name="T1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geometry.Pos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Button;</text:span></text:p>
      <text:p text:style-name="P12"><text:span text:style-name="T1">import</text:span><text:span text:style-name="T5"> javafx.scene.layout.VBox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eVBox </text:span><text:span text:style-name="T1">extends</text:span><text:span text:style-name="T5"> Application</text:span></text:p>
      <text:p text:style-name="P23">{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14"/>
      <text:p text:style-name="P23"><text:tab/>}</text:p>
      <text:p text:style-name="P14"/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2"><text:span text:style-name="T5"><text:tab/><text:tab/>VBox </text:span><text:span text:style-name="T12">root</text:span><text:span text:style-name="T5"> = </text:span><text:span text:style-name="T1">new</text:span><text:span text:style-name="T5"> VBox();</text:span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, 250, 250);</text:span></text:p>
      <text:p text:style-name="P14"/>
      <text:p text:style-name="P12"><text:span text:style-name="T5"><text:tab/><text:tab/></text:span><text:span text:style-name="T14">// instanciation de trois boutons</text:span></text:p>
      <text:p text:style-name="P12"><text:span text:style-name="T5"><text:tab/><text:tab/>Button </text:span><text:span text:style-name="T12">btn1</text:span><text:span text:style-name="T5"> = </text:span><text:span text:style-name="T1">new</text:span><text:span text:style-name="T5"> Button(</text:span><text:span text:style-name="T18">"Ok"</text:span><text:span text:style-name="T5">);</text:span></text:p>
      <text:p text:style-name="P12"><text:span text:style-name="T5"><text:tab/><text:tab/>Button </text:span><text:span text:style-name="T12">btn2</text:span><text:span text:style-name="T5"> = </text:span><text:span text:style-name="T1">new</text:span><text:span text:style-name="T5"> Button(</text:span><text:span text:style-name="T18">"Je sais pas trop à quoi je sers ?"</text:span><text:span text:style-name="T5">);</text:span></text:p>
      <text:p text:style-name="P12"><text:span text:style-name="T5"><text:tab/><text:tab/>Button </text:span><text:span text:style-name="T12">btn3</text:span><text:span text:style-name="T5"> = </text:span><text:span text:style-name="T1">new</text:span><text:span text:style-name="T5"> Button(</text:span><text:span text:style-name="T18">"T'as qu'à servir la bière."</text:span><text:span text:style-name="T5">);</text:span></text:p>
      <text:p text:style-name="P23"><text:tab/><text:tab/></text:p>
      <text:p text:style-name="P12"><text:span text:style-name="T5"><text:tab/><text:tab/></text:span><text:span text:style-name="T12">root</text:span><text:span text:style-name="T5">.getChildren().addAll(</text:span><text:span text:style-name="T12">btn1</text:span><text:span text:style-name="T5">, </text:span><text:span text:style-name="T12">btn2</text:span><text:span text:style-name="T5">, </text:span><text:span text:style-name="T12">btn3</text:span><text:span text:style-name="T5">);</text:span></text:p>
      <text:p text:style-name="P12"><text:span text:style-name="T5"><text:tab/><text:tab/></text:span><text:span text:style-name="T12">root</text:span><text:span text:style-name="T5">.setAlignment(Pos.</text:span><text:span text:style-name="T19">TOP_RIGHT</text:span><text:span text:style-name="T5">);</text:span></text:p>
      <text:p text:style-name="P14"/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12"><text:span text:style-name="T5"><text:tab/><text:tab/></text:span><text:span text:style-name="T12">primaryStage</text:span><text:span text:style-name="T5">.setTitle(</text:span><text:span text:style-name="T18">"Voici mon titre"</text:span><text:span text:style-name="T5">);</text:span></text:p>
      <text:p text:style-name="P12"><text:span text:style-name="T5"><text:tab/><text:tab/></text:span><text:span text:style-name="T12">primaryStage</text:span><text:span text:style-name="T5">.sizeToScene();</text:span></text:p>
      <text:p text:style-name="P12"><text:span text:style-name="T5"><text:tab/><text:tab/></text:span><text:span text:style-name="T12">primaryStage</text:span><text:span text:style-name="T5">.show();</text:span></text:p>
      <text:p text:style-name="P23"><text:tab/>}</text:p>
      <text:p text:style-name="P14"/>
      <text:p text:style-name="P14"/>
      <text:p text:style-name="P14"/>
      <text:p text:style-name="P23">}</text:p>
      <text:p text:style-name="P3"/>
      <text:p text:style-name="P20">Première <text:span text:style-name="T23">AnchorPane </text:span><text:bookmark text:name="Première AnchorPane"/>:</text:p>
      <text:p text:style-name="P3"/>
      <text:p text:style-name="P3"><text:span text:style-name="T1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layout.AnchorPane;</text:span></text:p>
      <text:p text:style-name="P12"><text:span text:style-name="T1">import</text:span><text:span text:style-name="T5"> javafx.scene.layout.FlowPane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AnchorPane </text:span><text:span text:style-name="T1">extends</text:span><text:span text:style-name="T5"> Application </text:span></text:p>
      <text:p text:style-name="P23">{</text:p>
      <text:p text:style-name="P14"/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 </text:span></text:p>
      <text:p text:style-name="P23"><text:tab/>{</text:p>
      <text:p text:style-name="P12"><text:span text:style-name="T5"><text:tab/><text:tab/>AnchorPane </text:span><text:span text:style-name="T12">root</text:span><text:span text:style-name="T5"> = </text:span><text:span text:style-name="T1">new</text:span><text:span text:style-name="T5"> AnchorPane();</text:span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);</text:span></text:p>
      <text:p text:style-name="P23"><text:tab/><text:tab/></text:p>
      <text:p text:style-name="P12"><text:span text:style-name="T5"><text:tab/><text:tab/></text:span><text:span text:style-name="T14">// nouveau panneau qui va être dans le premiere panneau</text:span></text:p>
      <text:p text:style-name="P12"><text:span text:style-name="T5"><text:tab/><text:tab/>FlowPane </text:span><text:span text:style-name="T12">pannel</text:span><text:span text:style-name="T5"> = </text:span><text:span text:style-name="T1">new</text:span><text:span text:style-name="T5"> FlowPane();</text:span></text:p>
      <text:p text:style-name="P12"><text:span text:style-name="T5"><text:tab/><text:tab/></text:span><text:span text:style-name="T12">pannel</text:span><text:span text:style-name="T5">.setPrefSize(200, 200); </text:span><text:span text:style-name="T14">// on "tente" de lui donner cette taille</text:span></text:p>
      <text:p text:style-name="P12"><text:span text:style-name="T5"><text:tab/><text:tab/></text:span><text:span text:style-name="T12">pannel</text:span><text:span text:style-name="T5">.setStyle(</text:span><text:span text:style-name="T18">"-fx-background-color: teal;"</text:span><text:span text:style-name="T5">);</text:span></text:p>
      <text:p text:style-name="P23"><text:tab/><text:tab/></text:p>
      <text:p text:style-name="P12"><text:span text:style-name="T6"><text:tab/><text:tab/></text:span><text:span text:style-name="T15">// l'achor pane permet de possitionner des ancres qui empêchent ses panneaux enfants de dépasser sur lui</text:span></text:p>
      <text:p text:style-name="P25"/>
      <text:p text:style-name="P12"><text:span text:style-name="T5"><text:tab/><text:tab/></text:span><text:span text:style-name="T12">root</text:span><text:span text:style-name="T5">.getChildren().add(</text:span><text:span text:style-name="T12">pannel</text:span><text:span text:style-name="T5">);</text:span></text:p>
      <text:p text:style-name="P12"><text:span text:style-name="T5"><text:tab/><text:tab/></text:span><text:span text:style-name="T12">root</text:span><text:span text:style-name="T5">.setStyle(</text:span><text:span text:style-name="T18">"-fx-background-color: red"</text:span><text:span text:style-name="T5">);</text:span></text:p>
      <text:p text:style-name="P23"><text:tab/><text:tab/></text:p>
      <text:p text:style-name="P12"><text:span text:style-name="T5"><text:tab/><text:tab/></text:span><text:span text:style-name="T13">root</text:span><text:span text:style-name="T11">.</text:span><text:span text:style-name="T9">setTopAnchor</text:span><text:span text:style-name="T11">(</text:span><text:span text:style-name="T13">pannel</text:span><text:span text:style-name="T11">, 5.); <text:s/></text:span><text:span text:style-name="T16">// 5. pour forcer le passage en double, pas en int</text:span></text:p>
      <text:p text:style-name="P17"><text:span text:style-name="T5"><text:tab/><text:tab/></text:span><text:span text:style-name="T12">root</text:span><text:span text:style-name="T5">.</text:span><text:span text:style-name="T8">setBottomAnchor</text:span><text:span text:style-name="T5">(</text:span><text:span text:style-name="T12">pannel</text:span><text:span text:style-name="T5">, 5d);</text:span></text:p>
      <text:p text:style-name="P17"><text:span text:style-name="T5"><text:tab/><text:tab/></text:span><text:span text:style-name="T12">root</text:span><text:span text:style-name="T5">.</text:span><text:span text:style-name="T8">setRightAnchor</text:span><text:span text:style-name="T5">(</text:span><text:span text:style-name="T12">pannel</text:span><text:span text:style-name="T5">, 5.);</text:span></text:p>
      <text:p text:style-name="P17"><text:span text:style-name="T5"><text:tab/><text:tab/></text:span><text:span text:style-name="T12">root</text:span><text:span text:style-name="T5">.</text:span><text:span text:style-name="T8">setLeftAnchor</text:span><text:span text:style-name="T5">(</text:span><text:span text:style-name="T12">pannel</text:span><text:span text:style-name="T5">, 5.0);</text:span></text:p>
      <text:p text:style-name="P23"><text:tab/><text:tab/></text:p>
      <text:p text:style-name="P23"><text:tab/><text:tab/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;</text:span></text:p>
      <text:p text:style-name="P12"><text:span text:style-name="T5"><text:tab/><text:tab/></text:span><text:span text:style-name="T12">primaryStage</text:span><text:span text:style-name="T5">.sizeToScene();;</text:span></text:p>
      <text:p text:style-name="P12"><text:span text:style-name="T5"><text:tab/><text:tab/></text:span><text:span text:style-name="T12">primaryStage</text:span><text:span text:style-name="T5">.setTitle(</text:span><text:span text:style-name="T18">"Premiere Anchor pane !"</text:span><text:span text:style-name="T5">);;</text:span></text:p>
      <text:p text:style-name="P12"><text:span text:style-name="T5"><text:tab/><text:tab/></text:span><text:span text:style-name="T12">primaryStage</text:span><text:span text:style-name="T5">.show();</text:span></text:p>
      <text:p text:style-name="P23"><text:tab/>}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14"/>
      <text:p text:style-name="P23"><text:tab/>}</text:p>
      <text:p text:style-name="P14"/>
      <text:p text:style-name="P23">}</text:p>
      <text:p text:style-name="P3"/>
      <text:p text:style-name="P3"/>
      <text:p text:style-name="P8"/>
      <text:p text:style-name="P32">Premier BorderPane<text:bookmark text:name="Premier BorderPane"/></text:p>
      <text:p text:style-name="P39"/>
      <text:p text:style-name="P9"><text:span text:style-name="T2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Label;</text:span></text:p>
      <text:p text:style-name="P12"><text:span text:style-name="T1">import</text:span><text:span text:style-name="T5"> javafx.scene.layout.BorderPane;</text:span></text:p>
      <text:p text:style-name="P12"><text:span text:style-name="T1">import</text:span><text:span text:style-name="T5"> javafx.scene.layout.Pane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BorderPane </text:span><text:span text:style-name="T1">extends</text:span><text:span text:style-name="T5"> Application</text:span></text:p>
      <text:p text:style-name="P23">{</text:p>
      <text:p text:style-name="P14"/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7"><text:span text:style-name="T5"><text:tab/><text:tab/></text:span><text:span text:style-name="T14">//le border permet de positionner ses enfants directement en haut, en bas, à droite, au centre, à gauche.</text:span></text:p>
      <text:p text:style-name="P17"><text:span text:style-name="T5"><text:tab/><text:tab/>BorderPane </text:span><text:span text:style-name="T12">root</text:span><text:span text:style-name="T5"> = </text:span><text:span text:style-name="T1">new</text:span><text:span text:style-name="T5"> BorderPane();</text:span></text:p>
      <text:p text:style-name="P26"><text:tab/><text:tab/></text:p>
      <text:p text:style-name="P17"><text:span text:style-name="T5"><text:tab/><text:tab/>Label </text:span><text:span text:style-name="T12">lblTop</text:span><text:span text:style-name="T5"> = </text:span><text:span text:style-name="T1">new</text:span><text:span text:style-name="T5"> Label(</text:span><text:span text:style-name="T18">"Label de Dieu le père"</text:span><text:span text:style-name="T5">);</text:span></text:p>
      <text:p text:style-name="P17"><text:span text:style-name="T5"><text:tab/><text:tab/>Label </text:span><text:span text:style-name="T12">lblBottom</text:span><text:span text:style-name="T5"> = </text:span><text:span text:style-name="T1">new</text:span><text:span text:style-name="T5"> Label(</text:span><text:span text:style-name="T18">"Label d'en bas"</text:span><text:span text:style-name="T5">);</text:span></text:p>
      <text:p text:style-name="P17"><text:span text:style-name="T5"><text:tab/><text:tab/>Label </text:span><text:span text:style-name="T12">lblRight</text:span><text:span text:style-name="T5"> = </text:span><text:span text:style-name="T1">new</text:span><text:span text:style-name="T5"> Label(</text:span><text:span text:style-name="T18">"Label de Fillon"</text:span><text:span text:style-name="T5">);</text:span></text:p>
      <text:p text:style-name="P17"><text:span text:style-name="T5"><text:tab/><text:tab/>Label </text:span><text:span text:style-name="T12">lblLeft</text:span><text:span text:style-name="T5"> = </text:span><text:span text:style-name="T1">new</text:span><text:span text:style-name="T5"> Label(</text:span><text:span text:style-name="T18">"Label d'Arlette Laguiller"</text:span><text:span text:style-name="T5">);</text:span></text:p>
      <text:p text:style-name="P17"><text:span text:style-name="T5"><text:tab/><text:tab/>Label </text:span><text:span text:style-name="T12">lblCenter</text:span><text:span text:style-name="T5"> = </text:span><text:span text:style-name="T1">new</text:span><text:span text:style-name="T5"> Label(</text:span><text:span text:style-name="T18">"Label des centristes"</text:span><text:span text:style-name="T5">);</text:span></text:p>
      <text:p text:style-name="P26"><text:tab/><text:tab/></text:p>
      <text:p text:style-name="P17"><text:span text:style-name="T5"><text:tab/><text:tab/></text:span><text:span text:style-name="T14">// ajout d'un pannel en haut</text:span></text:p>
      <text:p text:style-name="P12"><text:span text:style-name="T5"><text:tab/><text:tab/>Pane </text:span><text:span text:style-name="T12">PannelTop</text:span><text:span text:style-name="T5"> = </text:span><text:span text:style-name="T1">new</text:span><text:span text:style-name="T5"> Pane();</text:span></text:p>
      <text:p text:style-name="P12"><text:span text:style-name="T5"><text:tab/><text:tab/></text:span><text:span text:style-name="T12">PannelTop</text:span><text:span text:style-name="T5">.setPrefSize(100, 100);</text:span></text:p>
      <text:p text:style-name="P12"><text:span text:style-name="T5"><text:tab/><text:tab/></text:span><text:span text:style-name="T12">PannelTop</text:span><text:span text:style-name="T5">.setStyle(</text:span><text:span text:style-name="T18">"-fx-background-color: blue"</text:span><text:span text:style-name="T5">);</text:span></text:p>
      <text:p text:style-name="P23"><text:tab/><text:tab/></text:p>
      <text:p text:style-name="P12"><text:span text:style-name="T5"><text:tab/><text:tab/></text:span><text:span text:style-name="T14">// autre pannel :</text:span></text:p>
      <text:p text:style-name="P12"><text:span text:style-name="T5"><text:tab/><text:tab/>Pane </text:span><text:span text:style-name="T12">PannelLeft</text:span><text:span text:style-name="T5"> = </text:span><text:span text:style-name="T1">new</text:span><text:span text:style-name="T5"> Pane();</text:span></text:p>
      <text:p text:style-name="P12"><text:span text:style-name="T5"><text:tab/><text:tab/></text:span><text:span text:style-name="T12">PannelLeft</text:span><text:span text:style-name="T5">.setPrefSize(200, 150);</text:span></text:p>
      <text:p text:style-name="P12"><text:span text:style-name="T5"><text:tab/><text:tab/></text:span><text:span text:style-name="T12">PannelLeft</text:span><text:span text:style-name="T5">.setStyle(</text:span><text:span text:style-name="T18">"-fx-background-color: hotpink"</text:span><text:span text:style-name="T5">);</text:span></text:p>
      <text:p text:style-name="P23"><text:tab/><text:tab/></text:p>
      <text:p text:style-name="P23"><text:tab/><text:tab/></text:p>
      <text:p text:style-name="P23"><text:tab/><text:tab/></text:p>
      <text:p text:style-name="P12"><text:span text:style-name="T5"><text:tab/><text:tab/></text:span><text:span text:style-name="T14">// donner les enfants au BorderPane en les positionnant géographiqument</text:span></text:p>
      <text:p text:style-name="P12"><text:span text:style-name="T5"><text:tab/><text:tab/></text:span><text:span text:style-name="T12">root</text:span><text:span text:style-name="T5">.setTop(</text:span><text:span text:style-name="T12">PannelTop</text:span><text:span text:style-name="T5">);</text:span></text:p>
      <text:p text:style-name="P12"><text:span text:style-name="T5"><text:tab/><text:tab/></text:span><text:span text:style-name="T12">root</text:span><text:span text:style-name="T5">.setBottom(</text:span><text:span text:style-name="T12">lblBottom</text:span><text:span text:style-name="T5">);</text:span></text:p>
      <text:p text:style-name="P12"><text:span text:style-name="T5"><text:tab/><text:tab/></text:span><text:span text:style-name="T12">root</text:span><text:span text:style-name="T5">.setRight(</text:span><text:span text:style-name="T12">lblRight</text:span><text:span text:style-name="T5">);</text:span></text:p>
      <text:p text:style-name="P12"><text:span text:style-name="T5"><text:tab/><text:tab/></text:span><text:span text:style-name="T12">root</text:span><text:span text:style-name="T5">.setLeft(</text:span><text:span text:style-name="T12">PannelLeft</text:span><text:span text:style-name="T5">);</text:span></text:p>
      <text:p text:style-name="P12"><text:span text:style-name="T5"><text:tab/><text:tab/></text:span><text:span text:style-name="T12">root</text:span><text:span text:style-name="T5">.setCenter(</text:span><text:span text:style-name="T12">lblCenter</text:span><text:span text:style-name="T5">);</text:span></text:p>
      <text:p text:style-name="P23"><text:tab/><text:tab/></text:p>
      <text:p text:style-name="P23"><text:tab/><text:tab/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, 800, 800);</text:span></text:p>
      <text:p text:style-name="P23"><text:tab/><text:tab/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;</text:span></text:p>
      <text:p text:style-name="P12"><text:span text:style-name="T5"><text:tab/><text:tab/></text:span><text:span text:style-name="T12">primaryStage</text:span><text:span text:style-name="T5">.setResizable(</text:span><text:span text:style-name="T1">false</text:span><text:span text:style-name="T5">);</text:span></text:p>
      <text:p text:style-name="P12"><text:span text:style-name="T5"><text:tab/><text:tab/></text:span><text:span text:style-name="T12">primaryStage</text:span><text:span text:style-name="T5">.sizeToScene();</text:span></text:p>
      <text:p text:style-name="P12"><text:span text:style-name="T5"><text:tab/><text:tab/></text:span><text:span text:style-name="T12">primaryStage</text:span><text:span text:style-name="T5">.setTitle(</text:span><text:span text:style-name="T18">"Premiere border pane !"</text:span><text:span text:style-name="T5">);;</text:span></text:p>
      <text:p text:style-name="P12"><text:span text:style-name="T5"><text:tab/><text:tab/></text:span><text:span text:style-name="T12">primaryStage</text:span><text:span text:style-name="T5">.show();</text:span></text:p>
      <text:p text:style-name="P14"/>
      <text:p text:style-name="P23"><text:tab/>}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23"><text:tab/>}}</text:p>
      <text:p text:style-name="P39"><text:bookmark-start text:name="Premier FlowPane"/><text:soft-page-break/>Premier FlowPane<text:bookmark-end text:name="Premier FlowPane"/></text:p>
      <text:p text:style-name="P39"/>
      <text:p text:style-name="P9"><text:span text:style-name="T2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geometry.Orientation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Button;</text:span></text:p>
      <text:p text:style-name="P12"><text:span text:style-name="T1">import</text:span><text:span text:style-name="T5"> javafx.scene.layout.FlowPane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PremierFlowPane </text:span><text:span text:style-name="T1">extends</text:span><text:span text:style-name="T5"> Application</text:span></text:p>
      <text:p text:style-name="P23">{</text:p>
      <text:p text:style-name="P14"/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2"><text:span text:style-name="T5"><text:tab/><text:tab/>FlowPane </text:span><text:span text:style-name="T12">root</text:span><text:span text:style-name="T5"> = </text:span><text:span text:style-name="T1">new</text:span><text:span text:style-name="T5"> FlowPane();</text:span></text:p>
      <text:p text:style-name="P23"><text:tab/><text:tab/></text:p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);</text:span></text:p>
      <text:p text:style-name="P23"><text:tab/><text:tab/></text:p>
      <text:p text:style-name="P12"><text:span text:style-name="T5"><text:tab/><text:tab/>Button </text:span><text:span text:style-name="T12">btn1</text:span><text:span text:style-name="T5"> = </text:span><text:span text:style-name="T1">new</text:span><text:span text:style-name="T5"> Button (</text:span><text:span text:style-name="T18">"Bouton 1"</text:span><text:span text:style-name="T5">);</text:span></text:p>
      <text:p text:style-name="P12"><text:span text:style-name="T5"><text:tab/><text:tab/>Button </text:span><text:span text:style-name="T12">btn2</text:span><text:span text:style-name="T5"> = </text:span><text:span text:style-name="T1">new</text:span><text:span text:style-name="T5"> Button (</text:span><text:span text:style-name="T18">"Bouton 2"</text:span><text:span text:style-name="T5">);</text:span></text:p>
      <text:p text:style-name="P12"><text:span text:style-name="T5"><text:tab/><text:tab/>Button </text:span><text:span text:style-name="T12">btn3</text:span><text:span text:style-name="T5"> = </text:span><text:span text:style-name="T1">new</text:span><text:span text:style-name="T5"> Button (</text:span><text:span text:style-name="T18">"Bouton 3"</text:span><text:span text:style-name="T5">);</text:span></text:p>
      <text:p text:style-name="P12"><text:span text:style-name="T5"><text:tab/><text:tab/>Button </text:span><text:span text:style-name="T12">btn4</text:span><text:span text:style-name="T5"> = </text:span><text:span text:style-name="T1">new</text:span><text:span text:style-name="T5"> Button (</text:span><text:span text:style-name="T18">"Bouton 4"</text:span><text:span text:style-name="T5">);</text:span></text:p>
      <text:p text:style-name="P12"><text:span text:style-name="T5"><text:tab/><text:tab/>Button </text:span><text:span text:style-name="T12">btn5</text:span><text:span text:style-name="T5"> = </text:span><text:span text:style-name="T1">new</text:span><text:span text:style-name="T5"> Button (</text:span><text:span text:style-name="T18">"Bouton 5"</text:span><text:span text:style-name="T5">);</text:span></text:p>
      <text:p text:style-name="P12"><text:span text:style-name="T5"><text:tab/><text:tab/>Button </text:span><text:span text:style-name="T12">btn6</text:span><text:span text:style-name="T5"> = </text:span><text:span text:style-name="T1">new</text:span><text:span text:style-name="T5"> Button (</text:span><text:span text:style-name="T18">"Bouton 6"</text:span><text:span text:style-name="T5">);</text:span></text:p>
      <text:p text:style-name="P12"><text:span text:style-name="T5"><text:tab/><text:tab/>Button </text:span><text:span text:style-name="T12">btn7</text:span><text:span text:style-name="T5"> = </text:span><text:span text:style-name="T1">new</text:span><text:span text:style-name="T5"> Button (</text:span><text:span text:style-name="T18">"Bouton 7"</text:span><text:span text:style-name="T5">);</text:span></text:p>
      <text:p text:style-name="P12"><text:span text:style-name="T5"><text:tab/><text:tab/>Button </text:span><text:span text:style-name="T12">btn8</text:span><text:span text:style-name="T5"> = </text:span><text:span text:style-name="T1">new</text:span><text:span text:style-name="T5"> Button (</text:span><text:span text:style-name="T18">"Bouton 8"</text:span><text:span text:style-name="T5">);</text:span></text:p>
      <text:p text:style-name="P23"><text:tab/><text:tab/></text:p>
      <text:p text:style-name="P23"><text:tab/><text:tab/></text:p>
      <text:p text:style-name="P12"><text:span text:style-name="T5"><text:tab/><text:tab/></text:span><text:span text:style-name="T12">root</text:span><text:span text:style-name="T5">.getChildren().addAll(</text:span><text:span text:style-name="T12">btn1</text:span><text:span text:style-name="T5">, </text:span><text:span text:style-name="T12">btn2</text:span><text:span text:style-name="T5">, </text:span><text:span text:style-name="T12">btn3</text:span><text:span text:style-name="T5">, </text:span><text:span text:style-name="T12">btn4</text:span><text:span text:style-name="T5">, </text:span><text:span text:style-name="T12">btn5</text:span><text:span text:style-name="T5">, </text:span><text:span text:style-name="T12">btn6</text:span><text:span text:style-name="T5">, </text:span><text:span text:style-name="T12">btn7</text:span><text:span text:style-name="T5">, </text:span><text:span text:style-name="T12">btn8</text:span><text:span text:style-name="T5">);</text:span></text:p>
      <text:p text:style-name="P12"><text:span text:style-name="T5"><text:tab/><text:tab/></text:span><text:span text:style-name="T12">root</text:span><text:span text:style-name="T5">.setOrientation(Orientation.</text:span><text:span text:style-name="T19">VERTICAL</text:span><text:span text:style-name="T5">);</text:span></text:p>
      <text:p text:style-name="P12"><text:span text:style-name="T5"><text:tab/><text:tab/></text:span><text:span text:style-name="T12">root</text:span><text:span text:style-name="T5">.setVgap(20); </text:span><text:span text:style-name="T14">// pour espacer verticalement</text:span></text:p>
      <text:p text:style-name="P12"><text:span text:style-name="T5"><text:tab/><text:tab/></text:span><text:span text:style-name="T12">root</text:span><text:span text:style-name="T5">.setHgap(10); </text:span><text:span text:style-name="T14">// pour espacer horizontalement </text:span></text:p>
      <text:p text:style-name="P23"><text:tab/><text:tab/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12"><text:span text:style-name="T5"><text:tab/><text:tab/></text:span><text:span text:style-name="T12">primaryStage</text:span><text:span text:style-name="T5">.setTitle(</text:span><text:span text:style-name="T18">"Premier Flowpane"</text:span><text:span text:style-name="T5">);</text:span></text:p>
      <text:p text:style-name="P12"><text:span text:style-name="T5"><text:tab/><text:tab/></text:span><text:span text:style-name="T12">primaryStage</text:span><text:span text:style-name="T5">.show();</text:span></text:p>
      <text:p text:style-name="P23"><text:tab/>}</text:p>
      <text:p text:style-name="P23"><text:tab/></text:p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 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23"><text:tab/>}</text:p>
      <text:p text:style-name="P23"><text:tab/><text:tab/></text:p>
      <text:p text:style-name="P23">}</text:p>
      <text:p text:style-name="P9"/>
      <text:p text:style-name="P32"><text:bookmark-start text:name="Premier GridPane"/>Premier GridPane<text:bookmark-end text:name="Premier GridPane"/></text:p>
      <text:p text:style-name="P39"/>
      <text:p text:style-name="P9"><text:span text:style-name="T2">package</text:span><text:span text:style-name="T5"> fr.afcepf.pannel;</text:span></text:p>
      <text:p text:style-name="P14"/>
      <text:p text:style-name="P12"><text:span text:style-name="T1">import</text:span><text:span text:style-name="T5"> javafx.application.Application;</text:span></text:p>
      <text:p text:style-name="P12"><text:span text:style-name="T1">import</text:span><text:span text:style-name="T5"> javafx.geometry.Insets;</text:span></text:p>
      <text:p text:style-name="P12"><text:span text:style-name="T1">import</text:span><text:span text:style-name="T5"> javafx.scene.Scene;</text:span></text:p>
      <text:p text:style-name="P12"><text:span text:style-name="T1">import</text:span><text:span text:style-name="T5"> javafx.scene.control.Button;</text:span></text:p>
      <text:p text:style-name="P12"><text:span text:style-name="T1">import</text:span><text:span text:style-name="T5"> javafx.scene.control.Label;</text:span></text:p>
      <text:p text:style-name="P12"><text:span text:style-name="T1">import</text:span><text:span text:style-name="T5"> javafx.scene.control.TextField;</text:span></text:p>
      <text:p text:style-name="P12"><text:span text:style-name="T1">import</text:span><text:span text:style-name="T5"> javafx.scene.layout.GridPane;</text:span></text:p>
      <text:p text:style-name="P12"><text:span text:style-name="T1">import</text:span><text:span text:style-name="T5"> javafx.stage.Stage;</text:span></text:p>
      <text:p text:style-name="P14"/>
      <text:p text:style-name="P12"><text:span text:style-name="T1">public</text:span><text:span text:style-name="T5"> </text:span><text:span text:style-name="T1">class</text:span><text:span text:style-name="T5"> </text:span><text:span text:style-name="T7">PremierGridPane</text:span><text:span text:style-name="T5"> </text:span><text:span text:style-name="T1">extends</text:span><text:span text:style-name="T5"> Application</text:span></text:p>
      <text:p text:style-name="P23">{</text:p>
      <text:p text:style-name="P14"/>
      <text:p text:style-name="P12"><text:span text:style-name="T5"><text:tab/></text:span><text:span text:style-name="T17">@Override</text:span></text:p>
      <text:p text:style-name="P12"><text:span text:style-name="T5"><text:tab/></text:span><text:span text:style-name="T1">public</text:span><text:span text:style-name="T5"> </text:span><text:span text:style-name="T1">void</text:span><text:span text:style-name="T5"> start(Stage </text:span><text:span text:style-name="T12">primaryStage</text:span><text:span text:style-name="T5">) </text:span><text:span text:style-name="T1">throws</text:span><text:span text:style-name="T5"> Exception</text:span></text:p>
      <text:p text:style-name="P23"><text:tab/>{</text:p>
      <text:p text:style-name="P12"><text:span text:style-name="T5"><text:tab/><text:tab/>GridPane </text:span><text:span text:style-name="T12">root</text:span><text:span text:style-name="T5"> = </text:span><text:span text:style-name="T1">new</text:span><text:span text:style-name="T5"> GridPane();</text:span></text:p>
      <text:p text:style-name="P14"/>
      <text:p text:style-name="P12"><text:span text:style-name="T5"><text:tab/><text:tab/>Scene </text:span><text:span text:style-name="T12">scene</text:span><text:span text:style-name="T5"> = </text:span><text:span text:style-name="T1">new</text:span><text:span text:style-name="T5"> Scene(</text:span><text:span text:style-name="T12">root</text:span><text:span text:style-name="T5">);</text:span></text:p>
      <text:p text:style-name="P14"/>
      <text:p text:style-name="P12"><text:span text:style-name="T5"><text:tab/><text:tab/>Label </text:span><text:span text:style-name="T12">lblNom</text:span><text:span text:style-name="T5"> = </text:span><text:span text:style-name="T1">new</text:span><text:span text:style-name="T5"> Label(</text:span><text:span text:style-name="T18">"Nom : "</text:span><text:span text:style-name="T5">);</text:span></text:p>
      <text:p text:style-name="P12"><text:span text:style-name="T5"><text:tab/><text:tab/>TextField </text:span><text:span text:style-name="T12">txtNom</text:span><text:span text:style-name="T5"> = </text:span><text:span text:style-name="T1">new</text:span><text:span text:style-name="T5"> TextField();</text:span></text:p>
      <text:p text:style-name="P14"/>
      <text:p text:style-name="P12"><text:span text:style-name="T5"><text:tab/><text:tab/>Label </text:span><text:span text:style-name="T12">lblPrenom</text:span><text:span text:style-name="T5"> = </text:span><text:span text:style-name="T1">new</text:span><text:span text:style-name="T5"> Label(</text:span><text:span text:style-name="T18">"Prénom : "</text:span><text:span text:style-name="T5">);</text:span></text:p>
      <text:p text:style-name="P12"><text:span text:style-name="T5"><text:tab/><text:tab/>TextField </text:span><text:span text:style-name="T12">txtPrenom</text:span><text:span text:style-name="T5"> = </text:span><text:span text:style-name="T1">new</text:span><text:span text:style-name="T5"> TextField();</text:span></text:p>
      <text:p text:style-name="P14"/>
      <text:p text:style-name="P12"><text:span text:style-name="T5"><text:tab/><text:tab/>Label </text:span><text:span text:style-name="T12">lblAge</text:span><text:span text:style-name="T5"> = </text:span><text:span text:style-name="T1">new</text:span><text:span text:style-name="T5"> Label(</text:span><text:span text:style-name="T18">"Age : "</text:span><text:span text:style-name="T5">);</text:span></text:p>
      <text:p text:style-name="P12"><text:span text:style-name="T5"><text:tab/><text:tab/>TextField </text:span><text:span text:style-name="T12">txtAge</text:span><text:span text:style-name="T5"> = </text:span><text:span text:style-name="T1">new</text:span><text:span text:style-name="T5"> TextField();</text:span></text:p>
      <text:p text:style-name="P14"/>
      <text:p text:style-name="P12"><text:span text:style-name="T5"><text:tab/><text:tab/>Label </text:span><text:span text:style-name="T12">lblAdresse</text:span><text:span text:style-name="T5"> = </text:span><text:span text:style-name="T1">new</text:span><text:span text:style-name="T5"> Label(</text:span><text:span text:style-name="T18">"Adresse : "</text:span><text:span text:style-name="T5">);</text:span></text:p>
      <text:p text:style-name="P12"><text:span text:style-name="T5"><text:tab/><text:tab/>TextField </text:span><text:span text:style-name="T12">txtAdresse</text:span><text:span text:style-name="T5"> = </text:span><text:span text:style-name="T1">new</text:span><text:span text:style-name="T5"> TextField();</text:span></text:p>
      <text:p text:style-name="P14"/>
      <text:p text:style-name="P12"><text:span text:style-name="T5"><text:tab/><text:tab/>Button </text:span><text:span text:style-name="T12">btn</text:span><text:span text:style-name="T5"> = </text:span><text:span text:style-name="T1">new</text:span><text:span text:style-name="T5"> Button(</text:span><text:span text:style-name="T18">"Valider"</text:span><text:span text:style-name="T5">);</text:span></text:p>
      <text:p text:style-name="P23"><text:tab/><text:tab/></text:p>
      <text:p text:style-name="P12"><text:span text:style-name="T5"><text:tab/><text:tab/></text:span><text:span text:style-name="T14">// ajout des enfants à notre grid</text:span></text:p>
      <text:p text:style-name="P28">//<text:tab/><text:tab/>root.add(lblNom, 0, 0);</text:p>
      <text:p text:style-name="P28">//<text:tab/><text:tab/>root.add(txtNom, 1, 0);</text:p>
      <text:p text:style-name="P28">//<text:tab/><text:tab/>root.add(lblPrenom, 0, 1);</text:p>
      <text:p text:style-name="P28">//<text:tab/><text:tab/>root.add(txtPrenom, 1, 1);</text:p>
      <text:p text:style-name="P28">//<text:tab/><text:tab/>root.add(lblAge, 0, 2);</text:p>
      <text:p text:style-name="P28">//<text:tab/><text:tab/>root.add(txtAge, 1, 2);</text:p>
      <text:p text:style-name="P28">//<text:tab/><text:tab/>root.add(lblAdresse, 0, 3);</text:p>
      <text:p text:style-name="P28">//<text:tab/><text:tab/>root.add(txtAdresse, 1, 3);</text:p>
      <text:p text:style-name="P28">//<text:tab/><text:tab/>root.add(btn, 1, 4);</text:p>
      <text:p text:style-name="P23"><text:tab/><text:tab/></text:p>
      <text:p text:style-name="P12"><text:span text:style-name="T5"><text:tab/><text:tab/></text:span><text:span text:style-name="T14">// ajout plus rapide, par colonne ou ligne :</text:span></text:p>
      <text:p text:style-name="P28">//<text:tab/><text:tab/>root.addRow(0, lblNom, txtNom);</text:p>
      <text:p text:style-name="P12"><text:span text:style-name="T5"><text:tab/><text:tab/></text:span><text:span text:style-name="T12">root</text:span><text:span text:style-name="T5">.addColumn(0, <text:s/></text:span><text:span text:style-name="T12">lblNom</text:span><text:span text:style-name="T5">, </text:span><text:span text:style-name="T12">lblPrenom</text:span><text:span text:style-name="T5">, </text:span><text:span text:style-name="T12">lblAge</text:span><text:span text:style-name="T5">, </text:span><text:span text:style-name="T12">lblAdresse</text:span><text:span text:style-name="T5">);</text:span></text:p>
      <text:p text:style-name="P12"><text:span text:style-name="T5"><text:tab/><text:tab/></text:span><text:span text:style-name="T12">root</text:span><text:span text:style-name="T5">.addColumn(1, <text:s/></text:span><text:span text:style-name="T12">txtNom</text:span><text:span text:style-name="T5">, </text:span><text:span text:style-name="T12">txtPrenom</text:span><text:span text:style-name="T5">, </text:span><text:span text:style-name="T12">txtAge</text:span><text:span text:style-name="T5">, </text:span><text:span text:style-name="T12">txtAdresse</text:span><text:span text:style-name="T5">, <text:s/></text:span><text:span text:style-name="T12">btn</text:span><text:span text:style-name="T5">);</text:span></text:p>
      <text:p text:style-name="P23"><text:tab/><text:tab/></text:p>
      <text:p text:style-name="P23"><text:tab/><text:tab/></text:p>
      <text:p text:style-name="P12"><text:span text:style-name="T5"><text:tab/><text:tab/></text:span><text:span text:style-name="T12">root</text:span><text:span text:style-name="T5">.setVgap(10);</text:span></text:p>
      <text:p text:style-name="P12"><text:span text:style-name="T5"><text:tab/><text:tab/></text:span><text:span text:style-name="T12">root</text:span><text:span text:style-name="T5">.setHgap(10);</text:span></text:p>
      <text:p text:style-name="P17"><text:span text:style-name="T5"><text:tab/><text:tab/></text:span><text:span text:style-name="T12">root</text:span><text:span text:style-name="T5">.setPadding(</text:span><text:span text:style-name="T1">new</text:span><text:span text:style-name="T5"> Insets(20));</text:span></text:p>
      <text:p text:style-name="P16"/>
      <text:p text:style-name="P23"><text:tab/><text:tab/></text:p>
      <text:p text:style-name="P12"><text:span text:style-name="T5"><text:tab/><text:tab/></text:span><text:span text:style-name="T12">primaryStage</text:span><text:span text:style-name="T5">.setScene(</text:span><text:span text:style-name="T12">scene</text:span><text:span text:style-name="T5">);</text:span></text:p>
      <text:p text:style-name="P12"><text:span text:style-name="T5"><text:tab/><text:tab/></text:span><text:span text:style-name="T12">primaryStage</text:span><text:span text:style-name="T5">.sizeToScene();</text:span></text:p>
      <text:p text:style-name="P12"><text:soft-page-break/><text:span text:style-name="T5"><text:tab/><text:tab/></text:span><text:span text:style-name="T12">primaryStage</text:span><text:span text:style-name="T5">.setTitle(</text:span><text:span text:style-name="T18">"first GridPane"</text:span><text:span text:style-name="T5">);</text:span></text:p>
      <text:p text:style-name="P12"><text:span text:style-name="T5"><text:tab/><text:tab/></text:span><text:span text:style-name="T12">primaryStage</text:span><text:span text:style-name="T5">.show();</text:span></text:p>
      <text:p text:style-name="P14"/>
      <text:p text:style-name="P23"><text:tab/>}</text:p>
      <text:p text:style-name="P14"/>
      <text:p text:style-name="P1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2">args</text:span><text:span text:style-name="T5">)</text:span></text:p>
      <text:p text:style-name="P23"><text:tab/>{</text:p>
      <text:p text:style-name="P12"><text:span text:style-name="T5"><text:tab/><text:tab/></text:span><text:span text:style-name="T8">launch</text:span><text:span text:style-name="T5">(</text:span><text:span text:style-name="T12">args</text:span><text:span text:style-name="T5">);</text:span></text:p>
      <text:p text:style-name="P23"><text:tab/>}</text:p>
      <text:p text:style-name="P14"/>
      <text:p text:style-name="P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Verdana1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59:58.306000000</meta:creation-date>
    <dc:date>2017-10-03T09:19:54.078000000</dc:date>
    <meta:editing-duration>PT5H5M26S</meta:editing-duration>
    <meta:editing-cycles>14</meta:editing-cycles>
    <meta:generator>LibreOffice/5.4.1.2$Windows_X86_64 LibreOffice_project/ea7cb86e6eeb2bf3a5af73a8f7777ac570321527</meta:generator>
    <meta:document-statistic meta:table-count="0" meta:image-count="0" meta:object-count="0" meta:page-count="14" meta:paragraph-count="470" meta:word-count="1407" meta:character-count="12915" meta:non-whitespace-character-count="11290"/>
  </office:meta>
</office:document-meta>
</file>